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/>
          <table:table-cell office:value-type="string">
            <text:p>Labo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/>
          <table:table-cell office:value-type="string">
            <text:p>Lumbe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/>
          <table:table-cell office:value-type="string">
            <text:p>Cattl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/>
          <table:table-cell office:value-type="string">
            <text:p>Politic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/>
          <table:table-cell office:value-type="string">
            <text:p>Fish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/>
          <table:table-cell office:value-type="string">
            <text:p>Lumbe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/>
          <table:table-cell office:value-type="string">
            <text:p>Metal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/>
          <table:table-cell office:value-type="string">
            <text:p>Lumbe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/>
          <table:table-cell office:value-type="string">
            <text:p>Cattle</text:p>
          </table:table-cell>
          <table:table-cell table:number-columns-repeated="1006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/>
          <table:table-cell office:value-type="string">
            <text:p>Vice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 table:number-columns-repeated="1008"/>
        </table:table-row>
        <table:table-row table:style-name="ro2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 table:number-columns-repeated="1008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2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2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2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2" table:number-rows-repeated="1048385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11/30/2022</text:date>, <text:time>22:1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11-30T22:16:25.38</dc:date>
    <meta:editing-duration>PT9H30M51S</meta:editing-duration>
    <meta:editing-cycles>13</meta:editing-cycles>
    <meta:generator>OpenOffice/4.1.12$Win32 OpenOffice.org_project/4112m1$Build-9809</meta:generator>
    <meta:document-statistic meta:table-count="3" meta:cell-count="823" meta:object-count="0"/>
  </office:meta>
</office:document-meta>
</file>